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atang" svg:font-family="Batang" style:font-family-generic="roman" style:font-pitch="variable" svg:panose-1="2 3 6 0 0 1 1 1 1 1"/>
    <style:font-face style:name="HiddenHorzOCR" svg:font-family="HiddenHorzOCR" style:font-family-generic="system"/>
    <style:font-face style:name="TimesNewRomanPSMT" svg:font-family="TimesNewRomanPSMT"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enabsatz" style:master-page-name="MP0" style:list-style-name="LFO2" style:family="paragraph">
      <style:paragraph-properties fo:break-before="page" fo:line-height="200%"/>
      <style:text-properties style:text-underline-type="single" style:text-underline-style="solid" style:text-underline-width="auto" style:text-underline-mode="continuous"/>
    </style:style>
    <style:style style:name="P3" style:parent-style-name="Standard" style:family="paragraph">
      <style:paragraph-properties fo:line-height="200%"/>
    </style:style>
    <style:style style:name="T4" style:parent-style-name="Absatz-Standardschriftart" style:family="text">
      <style:text-properties fo:font-size="12pt" style:font-size-asian="12pt" style:font-size-complex="14pt"/>
    </style:style>
    <style:style style:name="T5" style:parent-style-name="Absatz-Standardschriftart" style:family="text">
      <style:text-properties fo:color="#FF0000" fo:font-size="18pt" style:font-size-asian="18pt" style:font-size-complex="14pt"/>
    </style:style>
    <style:style style:name="T6" style:parent-style-name="Absatz-Standardschriftart" style:family="text">
      <style:text-properties fo:color="#FF0000" fo:font-size="20pt" style:font-size-asian="20pt" style:font-size-complex="14pt"/>
    </style:style>
    <style:style style:name="T7" style:parent-style-name="Absatz-Standardschriftart" style:family="text">
      <style:text-properties style:font-name="Batang" style:font-name-asian="Batang" fo:font-size="22pt" style:font-size-asian="22pt" style:font-size-complex="14pt"/>
    </style:style>
    <style:style style:name="T8" style:parent-style-name="Absatz-Standardschriftart" style:family="text">
      <style:text-properties fo:color="#FF0000" fo:font-size="20pt" style:font-size-asian="20pt" style:font-size-complex="14pt"/>
    </style:style>
    <style:style style:name="T9" style:parent-style-name="Absatz-Standardschriftart" style:family="text">
      <style:text-properties fo:color="#FF0000" fo:font-size="20pt" style:font-size-asian="20pt" style:font-size-complex="14pt"/>
    </style:style>
    <style:style style:name="T10" style:parent-style-name="Absatz-Standardschriftart" style:family="text">
      <style:text-properties fo:font-size="12pt" style:font-size-asian="12pt" style:font-size-complex="14pt"/>
    </style:style>
    <style:style style:name="P11" style:parent-style-name="Standard" style:family="paragraph">
      <style:paragraph-properties fo:line-height="200%"/>
      <style:text-properties fo:color="#FF0000" fo:font-size="20pt" style:font-size-asian="20pt" style:font-size-complex="14pt"/>
    </style:style>
    <style:style style:name="P12" style:parent-style-name="Standard" style:family="paragraph">
      <style:paragraph-properties fo:line-height="200%" fo:margin-left="0.25in">
        <style:tab-stops/>
      </style:paragraph-properties>
    </style:style>
    <style:style style:name="P13" style:parent-style-name="Listenabsatz" style:family="paragraph">
      <style:paragraph-properties fo:line-height="200%" fo:margin-left="0.25in">
        <style:tab-stops/>
      </style:paragraph-properties>
    </style:style>
    <style:style style:name="P14" style:parent-style-name="Default" style:family="paragraph">
      <style:paragraph-properties fo:line-height="200%" fo:margin-left="1in">
        <style:tab-stops/>
      </style:paragraph-properties>
    </style:style>
    <style:style style:name="T15" style:parent-style-name="Absatz-Standardschriftart" style:family="text">
      <style:text-properties style:font-name="Calibri" fo:font-size="11pt" style:font-size-asian="11pt" style:font-size-complex="11pt"/>
    </style:style>
    <style:style style:name="T16" style:parent-style-name="Absatz-Standardschriftart" style:family="text">
      <style:text-properties style:font-name="Calibri" fo:color="#FF0000" fo:font-size="11pt" style:font-size-asian="11pt" style:font-size-complex="11pt"/>
    </style:style>
    <style:style style:name="T17" style:parent-style-name="Absatz-Standardschriftart" style:family="text">
      <style:text-properties style:font-name="Calibri" style:use-window-font-color="true" fo:font-size="11pt" style:font-size-asian="11pt" style:font-size-complex="11pt"/>
    </style:style>
    <style:style style:name="P18" style:parent-style-name="Default" style:family="paragraph">
      <style:paragraph-properties fo:line-height="200%" fo:margin-left="1in">
        <style:tab-stops/>
      </style:paragraph-properties>
      <style:text-properties style:font-name="Calibri" fo:font-size="11pt" style:font-size-asian="11pt" style:font-size-complex="11pt"/>
    </style:style>
    <style:style style:name="P19" style:parent-style-name="Default" style:family="paragraph">
      <style:paragraph-properties fo:line-height="200%"/>
      <style:text-properties style:font-name="Calibri" style:use-window-font-color="true" fo:font-size="11pt" style:font-size-asian="11pt" style:font-size-complex="11pt"/>
    </style:style>
    <style:style style:name="P20" style:parent-style-name="Default" style:family="paragraph">
      <style:paragraph-properties fo:line-height="200%"/>
      <style:text-properties style:font-name="Calibri" style:use-window-font-color="true" fo:font-size="11pt" style:font-size-asian="11pt" style:font-size-complex="11pt"/>
    </style:style>
    <style:style style:name="P21" style:parent-style-name="Default" style:family="paragraph">
      <style:paragraph-properties fo:line-height="200%"/>
    </style:style>
    <style:style style:name="T22" style:parent-style-name="Absatz-Standardschriftart" style:family="text">
      <style:text-properties style:font-name="Calibri" fo:font-size="11pt" style:font-size-asian="11pt" style:font-size-complex="11pt"/>
    </style:style>
    <style:style style:name="T23" style:parent-style-name="Absatz-Standardschriftart" style:family="text">
      <style:text-properties style:font-name="Calibri" fo:color="#FF0000" fo:font-size="11pt" style:font-size-asian="11pt" style:font-size-complex="11pt"/>
    </style:style>
    <style:style style:name="T24" style:parent-style-name="Absatz-Standardschriftart" style:family="text">
      <style:text-properties style:font-name="Calibri" style:use-window-font-color="true" fo:font-size="11pt" style:font-size-asian="11pt" style:font-size-complex="11pt"/>
    </style:style>
    <style:style style:name="T25" style:parent-style-name="Absatz-Standardschriftart" style:family="text">
      <style:text-properties style:font-name="Calibri" fo:font-size="11pt" style:font-size-asian="11pt" style:font-size-complex="11pt"/>
    </style:style>
    <style:style style:name="T26" style:parent-style-name="Absatz-Standardschriftart" style:family="text">
      <style:text-properties style:font-name="Calibri" fo:font-size="11pt" style:font-size-asian="11pt" style:font-size-complex="11pt"/>
    </style:style>
    <style:style style:name="P27" style:parent-style-name="Default" style:family="paragraph">
      <style:paragraph-properties fo:line-height="200%"/>
      <style:text-properties style:font-name="Calibri" fo:font-size="11pt" style:font-size-asian="11pt" style:font-size-complex="11pt"/>
    </style:style>
    <style:style style:name="P28" style:parent-style-name="Default" style:family="paragraph">
      <style:paragraph-properties fo:line-height="200%"/>
      <style:text-properties style:font-name="Calibri" fo:font-size="11pt" style:font-size-asian="11pt" style:font-size-complex="11pt"/>
    </style:style>
    <style:style style:name="P29" style:parent-style-name="Default" style:family="paragraph">
      <style:paragraph-properties fo:line-height="200%"/>
    </style:style>
    <style:style style:name="T30" style:parent-style-name="Absatz-Standardschriftart" style:family="text">
      <style:text-properties style:font-name="Calibri" fo:font-size="11pt" style:font-size-asian="11pt" style:font-size-complex="11pt"/>
    </style:style>
    <style:style style:name="P31" style:parent-style-name="Default" style:family="paragraph">
      <style:paragraph-properties fo:line-height="200%"/>
      <style:text-properties style:font-name="Calibri" fo:font-size="11pt" style:font-size-asian="11pt" style:font-size-complex="11pt"/>
    </style:style>
    <style:style style:name="P32" style:parent-style-name="Default" style:family="paragraph">
      <style:paragraph-properties fo:line-height="200%"/>
      <style:text-properties style:font-name="Calibri" fo:font-size="11pt" style:font-size-asian="11pt" style:font-size-complex="11pt"/>
    </style:style>
    <style:style style:name="P33" style:parent-style-name="Default" style:family="paragraph">
      <style:paragraph-properties fo:line-height="200%"/>
      <style:text-properties style:font-name="Calibri" fo:font-size="11pt" style:font-size-asian="11pt" style:font-size-complex="11pt"/>
    </style:style>
    <style:style style:name="P34" style:parent-style-name="Standard" style:family="paragraph">
      <style:paragraph-properties fo:line-height="200%"/>
      <style:text-properties fo:font-weight="bold" style:font-weight-asian="bold" style:text-underline-type="single" style:text-underline-style="solid" style:text-underline-width="auto" style:text-underline-mode="continuous"/>
    </style:style>
    <style:style style:name="P35" style:parent-style-name="Standard" style:family="paragraph">
      <style:paragraph-properties fo:line-height="200%"/>
    </style:style>
    <style:style style:name="P36" style:parent-style-name="Standard" style:family="paragraph">
      <style:paragraph-properties fo:line-height="200%"/>
    </style:style>
    <style:style style:name="P37" style:parent-style-name="Standard" style:family="paragraph">
      <style:paragraph-properties fo:line-height="200%"/>
    </style:style>
    <style:style style:name="P38" style:parent-style-name="Standard" style:family="paragraph">
      <style:paragraph-properties fo:line-height="200%"/>
    </style:style>
    <style:style style:name="P39" style:parent-style-name="Standard" style:family="paragraph">
      <style:paragraph-properties fo:line-height="200%"/>
    </style:style>
    <style:style style:name="P40" style:parent-style-name="Standard" style:family="paragraph">
      <style:paragraph-properties style:text-autospace="none" style:vertical-align="auto" fo:margin-bottom="0in" fo:line-height="200%"/>
      <style:text-properties fo:hyphenate="true"/>
    </style:style>
    <style:style style:name="T41" style:parent-style-name="Absatz-Standardschriftart" style:family="text">
      <style:text-properties fo:color="#FF0000"/>
    </style:style>
    <style:style style:name="P42" style:parent-style-name="Standard" style:family="paragraph">
      <style:paragraph-properties style:text-autospace="none" style:vertical-align="auto" fo:margin-bottom="0in" fo:line-height="200%" fo:margin-left="0.5in" fo:text-indent="0.0312in">
        <style:tab-stops/>
      </style:paragraph-properties>
      <style:text-properties fo:hyphenate="true"/>
    </style:style>
    <style:style style:name="T43" style:parent-style-name="Absatz-Standardschriftart" style:family="text">
      <style:text-properties style:font-name-asian="HiddenHorzOCR" style:font-name-complex="HiddenHorzOCR"/>
    </style:style>
    <style:style style:name="P44" style:parent-style-name="Standard" style:family="paragraph">
      <style:paragraph-properties style:text-autospace="none" style:vertical-align="auto" fo:margin-bottom="0in" fo:line-height="200%"/>
      <style:text-properties fo:hyphenate="true"/>
    </style:style>
    <style:style style:name="P45" style:parent-style-name="Standard" style:family="paragraph">
      <style:paragraph-properties fo:line-height="200%"/>
      <style:text-properties fo:color="#FF0000"/>
    </style:style>
    <style:style style:name="P46" style:parent-style-name="Standard" style:family="paragraph">
      <style:paragraph-properties fo:line-height="200%"/>
      <style:text-properties fo:font-weight="bold" style:font-weight-asian="bold" fo:font-size="14pt" style:font-size-asian="14pt" style:text-underline-type="single" style:text-underline-style="solid" style:text-underline-width="auto" style:text-underline-mode="continuous"/>
    </style:style>
    <style:style style:name="P47" style:parent-style-name="Default" style:family="paragraph">
      <style:paragraph-properties fo:line-height="200%"/>
    </style:style>
    <style:style style:name="T48" style:parent-style-name="Absatz-Standardschriftart" style:family="text">
      <style:text-properties style:font-name="Calibri" style:use-window-font-color="true" fo:font-size="11pt" style:font-size-asian="11pt" style:font-size-complex="11pt"/>
    </style:style>
    <style:style style:name="P49" style:parent-style-name="Default" style:family="paragraph">
      <style:paragraph-properties fo:line-height="200%"/>
      <style:text-properties style:font-name="Calibri" style:use-window-font-color="true" fo:font-size="11pt" style:font-size-asian="11pt" style:font-size-complex="11pt"/>
    </style:style>
    <style:style style:name="P50" style:parent-style-name="Standard" style:family="paragraph">
      <style:paragraph-properties fo:line-height="200%"/>
    </style:style>
    <style:style style:name="T51" style:parent-style-name="Absatz-Standardschriftart" style:family="text">
      <style:text-properties fo:color="#FF0000"/>
    </style:style>
    <style:style style:name="P52" style:parent-style-name="Standard" style:family="paragraph">
      <style:paragraph-properties fo:line-height="200%"/>
    </style:style>
    <style:style style:name="P53" style:parent-style-name="Default" style:family="paragraph">
      <style:paragraph-properties fo:line-height="200%"/>
    </style:style>
    <style:style style:name="T54" style:parent-style-name="Absatz-Standardschriftart" style:family="text">
      <style:text-properties style:font-name="Calibri" style:use-window-font-color="true" fo:font-size="11pt" style:font-size-asian="11pt" style:font-size-complex="11pt"/>
    </style:style>
    <style:style style:name="T55" style:parent-style-name="Absatz-Standardschriftart" style:family="text">
      <style:text-properties style:font-name="Calibri" fo:color="#FF0000" fo:font-size="11pt" style:font-size-asian="11pt" style:font-size-complex="11pt"/>
    </style:style>
    <style:style style:name="T56" style:parent-style-name="Absatz-Standardschriftart" style:family="text">
      <style:text-properties style:font-name="Calibri" style:use-window-font-color="true" fo:font-size="11pt" style:font-size-asian="11pt" style:font-size-complex="11pt"/>
    </style:style>
    <style:style style:name="T57" style:parent-style-name="Absatz-Standardschriftart" style:family="text">
      <style:text-properties style:font-name="Calibri"/>
    </style:style>
    <style:style style:name="P58" style:parent-style-name="Standard" style:family="paragraph">
      <style:paragraph-properties fo:line-height="200%"/>
    </style:style>
    <style:style style:name="P59" style:parent-style-name="Standard" style:family="paragraph">
      <style:paragraph-properties fo:line-height="200%"/>
    </style:style>
    <style:style style:name="P60" style:parent-style-name="Standard" style:family="paragraph">
      <style:paragraph-properties fo:line-height="200%"/>
    </style:style>
    <style:style style:name="P61" style:parent-style-name="Standard" style:family="paragraph">
      <style:paragraph-properties fo:line-height="200%"/>
    </style:style>
    <style:style style:name="P62" style:parent-style-name="Standard" style:family="paragraph">
      <style:paragraph-properties fo:line-height="200%"/>
    </style:style>
    <style:style style:name="P63" style:parent-style-name="Standard" style:family="paragraph">
      <style:paragraph-properties fo:line-height="200%"/>
    </style:style>
    <style:style style:name="P64" style:parent-style-name="Standard" style:family="paragraph">
      <style:paragraph-properties fo:line-height="200%"/>
    </style:style>
    <style:style style:name="P65" style:parent-style-name="Standard" style:family="paragraph">
      <style:paragraph-properties fo:line-height="200%"/>
    </style:style>
    <style:style style:name="P66" style:parent-style-name="Standard" style:family="paragraph">
      <style:paragraph-properties fo:line-height="200%"/>
    </style:style>
    <style:style style:name="P67" style:parent-style-name="Default" style:family="paragraph">
      <style:paragraph-properties fo:line-height="200%"/>
      <style:text-properties style:font-name="Calibri" fo:font-weight="bold" style:font-weight-asian="bold" fo:color="#FF0000" style:font-size-complex="11pt" style:text-underline-type="single" style:text-underline-style="solid" style:text-underline-width="auto" style:text-underline-mode="continuous"/>
    </style:style>
    <style:style style:name="P68" style:parent-style-name="Standard" style:family="paragraph">
      <style:paragraph-properties fo:line-height="200%"/>
      <style:text-properties fo:font-weight="bold" style:font-weight-asian="bold" fo:font-size="14pt" style:font-size-asian="14pt" style:text-underline-type="single" style:text-underline-style="solid" style:text-underline-width="auto" style:text-underline-mode="continuous"/>
    </style:style>
    <style:style style:name="P69" style:parent-style-name="Standard" style:family="paragraph">
      <style:paragraph-properties fo:line-height="200%"/>
    </style:style>
    <style:style style:name="P70" style:parent-style-name="Standard" style:family="paragraph">
      <style:paragraph-properties fo:line-height="200%"/>
    </style:style>
    <style:style style:name="P71" style:parent-style-name="Standard" style:family="paragraph">
      <style:paragraph-properties style:text-autospace="none" style:vertical-align="auto" fo:margin-bottom="0in" fo:line-height="200%"/>
      <style:text-properties fo:hyphenate="true"/>
    </style:style>
    <style:style style:name="P72" style:parent-style-name="Standard" style:family="paragraph">
      <style:paragraph-properties fo:line-height="200%"/>
    </style:style>
    <style:style style:name="P73" style:parent-style-name="Standard" style:family="paragraph">
      <style:paragraph-properties fo:line-height="200%"/>
    </style:style>
    <style:style style:name="P74" style:parent-style-name="Default" style:family="paragraph">
      <style:paragraph-properties fo:line-height="200%"/>
      <style:text-properties style:font-name="Calibri" style:use-window-font-color="true" fo:font-size="11pt" style:font-size-asian="11pt" style:font-size-complex="11pt"/>
    </style:style>
    <style:style style:name="P75" style:parent-style-name="Default" style:family="paragraph">
      <style:paragraph-properties fo:line-height="200%"/>
      <style:text-properties style:font-name="Calibri" style:use-window-font-color="true" fo:font-size="11pt" style:font-size-asian="11pt" style:font-size-complex="11pt"/>
    </style:style>
    <style:style style:name="P76" style:parent-style-name="Default" style:family="paragraph">
      <style:paragraph-properties fo:line-height="200%"/>
      <style:text-properties style:font-name="Calibri" style:use-window-font-color="true" fo:font-size="11pt" style:font-size-asian="11pt" style:font-size-complex="11pt"/>
    </style:style>
    <style:style style:name="P77" style:parent-style-name="Standard" style:family="paragraph">
      <style:paragraph-properties style:text-autospace="none" style:vertical-align="auto" fo:margin-bottom="0in" fo:line-height="200%"/>
      <style:text-properties fo:hyphenate="true"/>
    </style:style>
    <style:style style:name="P78" style:parent-style-name="Standard" style:family="paragraph">
      <style:paragraph-properties fo:line-height="200%"/>
    </style:style>
    <style:style style:name="P79" style:parent-style-name="Standard" style:family="paragraph">
      <style:paragraph-properties fo:line-height="200%"/>
    </style:style>
    <style:style style:name="P80" style:parent-style-name="Standard" style:family="paragraph">
      <style:paragraph-properties fo:line-height="200%" fo:margin-left="0.25in">
        <style:tab-stops/>
      </style:paragraph-properties>
    </style:style>
    <style:style style:name="P81" style:parent-style-name="Standard" style:family="paragraph">
      <style:paragraph-properties style:text-autospace="none" style:vertical-align="auto" fo:margin-bottom="0in" fo:line-height="200%"/>
      <style:text-properties fo:hyphenate="true"/>
    </style:style>
    <style:style style:name="P82" style:parent-style-name="Standard" style:family="paragraph">
      <style:paragraph-properties fo:line-height="200%"/>
    </style:style>
    <style:style style:name="P83" style:parent-style-name="Standard" style:family="paragraph">
      <style:paragraph-properties fo:line-height="200%"/>
    </style:style>
    <style:style style:name="P84" style:parent-style-name="Standard" style:family="paragraph">
      <style:paragraph-properties fo:line-height="200%"/>
    </style:style>
    <style:style style:name="P85" style:parent-style-name="Standard" style:family="paragraph">
      <style:paragraph-properties fo:line-height="200%"/>
    </style:style>
    <style:style style:name="P86" style:parent-style-name="Standard" style:family="paragraph">
      <style:paragraph-properties fo:line-height="200%"/>
    </style:style>
    <style:style style:name="P87" style:parent-style-name="Standard" style:family="paragraph">
      <style:paragraph-properties fo:line-height="200%"/>
    </style:style>
    <style:style style:name="P88" style:parent-style-name="Standard" style:family="paragraph">
      <style:paragraph-properties fo:line-height="200%"/>
    </style:style>
    <style:style style:name="P89" style:parent-style-name="Standard" style:family="paragraph">
      <style:paragraph-properties fo:line-height="200%"/>
    </style:style>
    <style:style style:name="P90" style:parent-style-name="Standard" style:family="paragraph">
      <style:paragraph-properties fo:line-height="200%"/>
    </style:style>
    <style:style style:name="P91" style:parent-style-name="Standard" style:family="paragraph">
      <style:paragraph-properties fo:line-height="200%"/>
    </style:style>
    <style:style style:name="P92" style:parent-style-name="Standard" style:family="paragraph">
      <style:paragraph-properties fo:line-height="200%"/>
    </style:style>
    <style:style style:name="T93" style:parent-style-name="Absatz-Standardschriftart" style:family="text">
      <style:text-properties fo:font-size="14pt" style:font-size-asian="14pt" style:text-underline-type="single" style:text-underline-style="solid" style:text-underline-width="auto" style:text-underline-mode="continuous"/>
    </style:style>
    <style:style style:name="T94" style:parent-style-name="Absatz-Standardschriftart" style:family="text">
      <style:text-properties style:text-underline-type="single" style:text-underline-style="solid" style:text-underline-width="auto" style:text-underline-mode="continuous"/>
    </style:style>
    <style:style style:name="P95" style:parent-style-name="Standard" style:family="paragraph">
      <style:paragraph-properties style:text-autospace="none" style:vertical-align="auto" fo:margin-bottom="0in" fo:line-height="100%"/>
      <style:text-properties fo:hyphenate="true"/>
    </style:style>
    <style:style style:name="T96" style:parent-style-name="Absatz-Standardschriftart" style:family="text">
      <style:text-properties style:font-name="TimesNewRomanPSMT" style:font-name-complex="TimesNewRomanPSMT" fo:font-size="12pt" style:font-size-asian="12pt" style:font-size-complex="12pt"/>
    </style:style>
    <style:style style:name="T97" style:parent-style-name="Absatz-Standardschriftart" style:family="text">
      <style:text-properties style:font-name="Times New Roman" fo:font-style="italic" style:font-style-asian="italic" style:font-style-complex="italic" fo:font-size="12pt" style:font-size-asian="12pt" style:font-size-complex="12pt"/>
    </style:style>
    <style:style style:name="T98" style:parent-style-name="Absatz-Standardschriftart" style:family="text">
      <style:text-properties style:font-name="TimesNewRomanPSMT" style:font-name-complex="TimesNewRomanPSMT" fo:font-size="12pt" style:font-size-asian="12pt" style:font-size-complex="12pt"/>
    </style:style>
    <style:style style:name="P99" style:parent-style-name="Standard" style:family="paragraph">
      <style:paragraph-properties fo:line-height="200%"/>
    </style:style>
    <style:style style:name="T100" style:parent-style-name="Absatz-Standardschriftart" style:family="text">
      <style:text-properties style:font-name="TimesNewRomanPSMT" style:font-name-complex="TimesNewRomanPSMT" fo:font-size="12pt" style:font-size-asian="12pt" style:font-size-complex="12pt"/>
    </style:style>
    <style:style style:name="P101" style:parent-style-name="Standard" style:family="paragraph">
      <style:paragraph-properties fo:line-height="200%"/>
    </style:style>
    <style:style style:name="T102" style:parent-style-name="Absatz-Standardschriftart" style:family="text">
      <style:text-properties fo:font-style="italic" style:font-style-asian="italic"/>
    </style:style>
    <style:style style:name="T103" style:parent-style-name="Absatz-Standardschriftart" style:family="text">
      <style:text-properties fo:font-style="italic" style:font-style-asian="italic" style:text-position="super 63.6%"/>
    </style:style>
    <style:style style:name="T104" style:parent-style-name="Absatz-Standardschriftart" style:family="text">
      <style:text-properties fo:font-style="italic" style:font-style-asian="italic"/>
    </style:style>
    <style:style style:name="P105" style:parent-style-name="Standard" style:family="paragraph">
      <style:paragraph-properties fo:line-height="200%"/>
    </style:style>
    <style:style style:name="T106" style:parent-style-name="Absatz-Standardschriftart" style:family="text">
      <style:text-properties fo:font-style="italic" style:font-style-asian="italic"/>
    </style:style>
    <style:style style:name="T107" style:parent-style-name="Absatz-Standardschriftart" style:family="text">
      <style:text-properties fo:font-style="italic" style:font-style-asian="italic" style:text-position="super 63.6%"/>
    </style:style>
    <style:style style:name="T108" style:parent-style-name="Absatz-Standardschriftart" style:family="text">
      <style:text-properties fo:font-style="italic" style:font-style-asian="italic"/>
    </style:style>
    <style:style style:name="T109" style:parent-style-name="Absatz-Standardschriftart" style:family="text">
      <style:text-properties fo:font-style="italic" style:font-style-asian="italic"/>
    </style:style>
    <style:style style:name="T110" style:parent-style-name="Absatz-Standardschriftart" style:family="text">
      <style:text-properties fo:font-style="italic" style:font-style-asian="italic"/>
    </style:style>
    <style:style style:name="T111" style:parent-style-name="Absatz-Standardschriftart" style:family="text">
      <style:text-properties fo:font-style="italic" style:font-style-asian="italic" style:text-position="super 63.6%"/>
    </style:style>
    <style:style style:name="T112" style:parent-style-name="Absatz-Standardschriftart" style:family="text">
      <style:text-properties fo:font-style="italic" style:font-style-asian="italic"/>
    </style:style>
    <style:style style:name="P113" style:parent-style-name="Standard" style:family="paragraph">
      <style:paragraph-properties style:text-autospace="none" style:vertical-align="auto" fo:margin-bottom="0in" fo:line-height="100%"/>
      <style:text-properties fo:hyphenate="true"/>
    </style:style>
    <style:style style:name="T114" style:parent-style-name="Absatz-Standardschriftart" style:family="text">
      <style:text-properties fo:font-size="10pt" style:font-size-asian="10pt"/>
    </style:style>
    <style:style style:name="T115" style:parent-style-name="Absatz-Standardschriftart" style:family="text">
      <style:text-properties style:font-name="TimesNewRomanPSMT" style:font-name-complex="TimesNewRomanPSMT" style:font-size-complex="12pt"/>
    </style:style>
    <style:style style:name="T116" style:parent-style-name="Absatz-Standardschriftart" style:family="text">
      <style:text-properties style:font-name-complex="TimesNewRomanPSMT" style:font-size-complex="12pt"/>
    </style:style>
    <style:style style:name="T117" style:parent-style-name="Absatz-Standardschriftart" style:family="text">
      <style:text-properties fo:font-style="italic" style:font-style-asian="italic" style:font-style-complex="italic" style:font-size-complex="12pt"/>
    </style:style>
    <style:style style:name="T118" style:parent-style-name="Absatz-Standardschriftart" style:family="text">
      <style:text-properties style:font-name-complex="TimesNewRomanPSMT" style:font-size-complex="12pt"/>
    </style:style>
    <style:style style:name="P119" style:parent-style-name="Standard" style:family="paragraph">
      <style:paragraph-properties fo:line-height="200%"/>
      <style:text-properties style:font-name-complex="TimesNewRomanPSMT" style:font-size-complex="12pt"/>
    </style:style>
    <style:style style:name="P120" style:parent-style-name="Standard" style:family="paragraph">
      <style:paragraph-properties style:text-autospace="none" style:vertical-align="auto" fo:margin-bottom="0in" fo:line-height="100%"/>
      <style:text-properties fo:hyphenate="true"/>
    </style:style>
    <style:style style:name="T121" style:parent-style-name="Absatz-Standardschriftart" style:family="text">
      <style:text-properties fo:font-size="10pt" style:font-size-asian="10pt"/>
    </style:style>
    <style:style style:name="T122" style:parent-style-name="Absatz-Standardschriftart" style:family="text">
      <style:text-properties style:font-name="TimesNewRomanPSMT" style:font-name-complex="TimesNewRomanPSMT" fo:font-size="12pt" style:font-size-asian="12pt" style:font-size-complex="12pt"/>
    </style:style>
    <style:style style:name="P123" style:parent-style-name="Standard" style:family="paragraph">
      <style:paragraph-properties fo:line-height="200%"/>
    </style:style>
    <style:style style:name="T124" style:parent-style-name="Absatz-Standardschriftart" style:family="text">
      <style:text-properties style:font-name="TimesNewRomanPSMT" style:font-name-complex="TimesNewRomanPSMT" fo:font-size="12pt" style:font-size-asian="12pt" style:font-size-complex="12pt"/>
    </style:style>
    <style:style style:name="T125" style:parent-style-name="Absatz-Standardschriftart" style:family="text">
      <style:text-properties style:font-name="Times New Roman" fo:font-style="italic" style:font-style-asian="italic" style:font-style-complex="italic" fo:font-size="12pt" style:font-size-asian="12pt" style:font-size-complex="12pt"/>
    </style:style>
    <style:style style:name="T126" style:parent-style-name="Absatz-Standardschriftart" style:family="text">
      <style:text-properties style:font-name="TimesNewRomanPSMT" style:font-name-complex="TimesNewRomanPSMT" fo:font-size="12pt" style:font-size-asian="12pt" style:font-size-complex="12pt"/>
    </style:style>
  </office:automatic-styles>
  <office:body>
    <office:text text:use-soft-page-breaks="true">
      <text:list text:style-name="LFO1">
        <text:list-item text:start-value="1">
          <text:p text:style-name="P1">Select one day from the second half of the class (those after Durkheim, Weber, and Marx). Using all the texts from that day (and possibly recommended readings), critically interrogate the framework of Durkheim, Weber, or Marx. Devise sophisticated arguments using the actual claims of authors, not simplistic arguments such as “Weber ignored gender.”</text:p>
        </text:list-item>
      </text:list>
      <text:p text:style-name="P3"><text:span text:style-name="T4">Thimo Preis</text:span><text:span text:style-name="T5"><text:s text:c="5"/></text:span><text:span text:style-name="T6"><text:tab/><text:s/></text:span><text:span text:style-name="T7">Transcending Marx</text:span><text:span text:style-name="T8"><text:tab/></text:span><text:span text:style-name="T9"><text:tab/><text:s text:c="3"/></text:span><text:span text:style-name="T10">02/08/2018</text:span></text:p>
      <text:p text:style-name="P11"/>
      <text:p text:style-name="P12">Marx says that human beings have the tendency to dominate their inorganic body (nature) to find themselves in the products of their labor. You are alienated from your inorganic body through the omode of production, but you still find yourself in the products of labor on your inorganic body [1].<text:s/></text:p>
      <text:p text:style-name="P13">According to Marx, the relation between men and women then takes a central place in the attempt to transcend this alienation:</text:p>
      <text:p text:style-name="P14"><text:span text:style-name="T15">“The direct, natural, and necessary relation of person to person is the relation of man to woman. [...] In this this relationship [...] is sensuously manifested [...] the extent to which the human essence has become nature to man, or to which nature has to him become the human essence of man. From this relationship one can therefore judge man´s whole level of development.</text:span><text:span text:style-name="T16"><text:s/></text:span><text:span text:style-name="T17">It therefore reveals the extent to which the human essence in him has become human or […] the extent to which his human nature has come to be natural to him.” ([3], pp. 83-4)</text:span></text:p>
      <text:p text:style-name="P18"/>
      <text:p text:style-name="P19">The relationships between human beings reflect their potential, their species-being. According to Marx, reflecting on the relationship between man and women is a possibility to measure how far<text:s/></text:p>
      <text:p text:style-name="P20">human society has come to transcend their alienation. Cooper agrees with Marx here in that she describes women as the backbone of civilization, where the degree of progress of a society can be measured on how this society treats their women [1].<text:s/></text:p>
      <text:p text:style-name="P21"><text:span text:style-name="T22">De Beauvoir, in contrast, reworks Hegel´s framework, from which Marx also draws, in terms of men and women. The relationship between man and women can be deduced from the master-slave dialectic. Upon meeting for the first time, two consciousnesses want to imprint their self on the object. Men start to objectify women and begin to find themselves in women. Men start to dominate women</text:span><text:span text:style-name="T23"><text:s/></text:span><text:span text:style-name="T24">to remain a sovereign, subjective consciousness</text:span><text:span text:style-name="T25">. The invention of tools, as we will see later, brought about the oppression of woman, because human consciousness is based on the tendency of the One to dominate the Other [5]. This is reflected in Cooper´s viewpoint, where she is mediating what de Beauvoir and Marx are saying. For Cooper, “the position of woman in society determines</text:span><text:span text:style-name="T26"><text:line-break/>the vital elements of its regeneration and progress”, since “it is she who must first form the man by directing the earliest impulses of his character” ([1], p.21). De Beauvoir speaks of another kind of alienation than Marx, we are alienated from ourselves as subjects by the Other through their objectifying look (Compare Du Bois´ double-consciousness for example), as “this phenomenon is a result of</text:span></text:p>
      <text:p text:style-name="P27">the imperialism of the human consciousness, seeking always to exercise its sovereignty in objective fashion” ([5], p. 5).</text:p>
      <text:p text:style-name="P28">Women are alienated, because they are forced to define themselves through their position to men, and men are alienated, because their self is dependent on the recognition of the subjugated other.<text:s/></text:p>
      <text:p text:style-name="P29"><text:span text:style-name="T30">Men, by dominating women, and women, by being dominated through their relations with men and children, cannot achieve transcendence of their alienation, such that both are debased with respect to their human nature. The relation of the One to the Other is therefore central in the relation of man and woman for de Beauvoir.</text:span></text:p>
      <text:p text:style-name="P31">Like Hegel and in contrast to Marx, de Beauvoir, as we will later observe, sees a possible transcendence of this alienation through understanding yourself and the other self by reaching a mutual</text:p>
      <text:p text:style-name="P32">recognition. De Beauvoir, therefore, transcends both Hegel´s and Marx´s framework through the combination with Freud´s concept of the One and the Other as an inherent feature of consciousnesses by defining it as a manifestation of the material circumstances in a given society [5].</text:p>
      <text:p text:style-name="P33"/>
      <text:p text:style-name="P34"/>
      <text:p text:style-name="P35">In Marx´s Historical Materialism framework, the invention of private property explains the oppression of women. Private property sourced the invention of a concept of inheritance to the offspring, such that the father wants to control women sexually through monogamy in order to be certain about the heritage to pass his property down to the son. With private property, a notion of more advanced agricultural labor started, where men could appropriate the production through their muscular superiority with the possession of tools, since these originally were very much depending on biological strength. In this framework, it is believed that capitalism has the tendency to pull women out of the domestic sphere into working class through capitalism´s ever-growing demand in labor forces, which would slowly dismantle the separation of the sexes into a unified labor front. This is summarized by Hartmann and concluded in the analysis that Marx´s framework fails to analyze relationship between men and women, which we will see is, in contrast, incorporated in de Beauvoir´s framework [6].</text:p>
      <text:p text:style-name="P36"/>
      <text:p text:style-name="P37">De Beauvoir says that this approach of Historical Materialism is unable to explain the origin of private property. This is essential to explain the origin of the domination of women which still carries on today, since once a system of domination is in place, it reproduces itself through ideology [6].</text:p>
      <text:p text:style-name="P38">The desire to dominate women can, as shown above, be explained through the relationship between the master (man), the One, and their objectified self, the Other (woman).<text:s/></text:p>
      <text:p text:style-name="P39">The tendency to dominate can then be executed by men through their physical superiority by the invention of private property, following from there on out the flow of causality as given by historical materialism. For Marx, our identity and social position is defined through our relation to production. The same goes for de Beauvoir, since the woman´s identity is defined through her relation to children, in terms of her relation to reproduction, and men, in terms of sexual and domestic labor. The transcendence of these forms of alienation is constrained for woman through their reduction to an objectified, physical existence only [5].</text:p>
      <text:p text:style-name="P40"><text:span text:style-name="T41"><text:tab/></text:span>“The value of muscular strength, of the phallus, of the tool can be defined only in a world of</text:p>
      <text:p text:style-name="P42"><text:span text:style-name="T43">values;</text:span><text:s/>it is determined by the basic project through which the existent seeks transcendence” ([5], p.63). <text:s/></text:p>
      <text:p text:style-name="P44">The self-perception of human beings is shaped through the meanings we attach our material relations, which become internalized in our capitalist society, the values of these characteristics are neglected in Marx. This process must therefore, for de Beauvoir, be understood thoroughly as its functioning maintains the unequal relation of men and women.</text:p>
      <text:p text:style-name="P45"/>
      <text:p text:style-name="P46"/>
      <text:p text:style-name="P47"><text:span text:style-name="T48">For Marx, the oppression of women is explained through the lack of property. The power of the One owning capital over the Other is solidified through internalized structures such as social norms, family, and work, which are all structures of Patriarchy, itself therefore an inevitable consequence of Capitalism [3].<text:s/></text:span></text:p>
      <text:p text:style-name="P49">Woman´s self-perception and independence are, in contrast, for de Beauvoir constrained through the two separated spheres of patriarchy and capitalism [5]. De Beauvoir and Cooper align here in that she says, that women can, under the current systems of oppression, not achieve their transcendence as human beings, since “receiving without giving is an anomaly in nature” ([1], p. 46).</text:p>
      <text:p text:style-name="P50">Hartmann supports this by showing, that, in classical Marxism,<text:span text:style-name="T51"><text:s/></text:span>Capitalism requires everyone to become a waged laborer and, at the same time, Patriarchy requires women to stay home, such that both systems interfere in historical materialism, as social inequalities cannot be explained solely through the inner workings of capitalism. What Marx fails to see, is how patriarchy also reinforces capitalism in that the bourgeoisie profits from the exploitation of the proletariat, whereas the proletariat (men laborers) profit from their domestic women, since they oppress them as sexual and domestic unpaid labor. This patriarchal system prevents proletarian men from struggling against their exploitation through the Bourgeoisie, since their self-perception is alienated and becoming more dependent on external recognition by oppressing and objectifying another human being, it therefore reinforces the capitalistic system. This oppression in the domestic sphere translated into economy, in that women are hired into lesser paid positions associated with more feminine values, which then again reproduced the values and associations of the civil sphere in the economic and political sphere, this is the same mutual reinforcement as is described by de Beauvoir [6].</text:p>
      <text:p text:style-name="P52">According to Hartmann, one failure of Marx is therefore that he failed to bring the question of men dominating women together with the question of capitalist domination, since the relations of production are primary for Marx, since “the categories of Marxism are sex-blind” ([6], p.1).</text:p>
      <text:p text:style-name="P53"><text:span text:style-name="T54">Being able to produce and to reproduce constrains woman to simply be subsumed into the labor front [5]. For de Beauvoir, men and woman are more than economic units and, therefore, one has to treat class and gender differences separately, since “it is this economic oppression that gives rise to the social oppression to which she is subjected” ([5], p. 57), since not every social relation can be deduced from material relations.</text:span><text:span text:style-name="T55"><text:s/></text:span><text:span text:style-name="T56">De Beauvoir, therefore, transcends Marx´s economical explanation through an underlying, but independent, One/Other structure in the form of patriarchy</text:span><text:span text:style-name="T57">. Classical Marxism, according to Hartmann, fails to see how men have a rested interest in preserving patriarchal relations, as otherwise they will be stripped of all the benefits [6].</text:span></text:p>
      <text:p text:style-name="P58">Following De Beauvoir´s argument of the One and the Other we see that for her Patriarchy existed before Capitalism came to be, and at the same time that there is an interconnection between patriarchy and capitalism in that they both mutually reinforce each other, which Marx also observed. Having a division of labor between the sexes is therefore simply assumed as natural in historical materialism, which then follows evolution of the society through different modes of production [2]. The mutual reinforcement between the two systems with respect to the division of labor between the sexes is then exemplified by Hartmann through the concept of family wage. Women become economically dependent on men as bread-earners and are confined to the domestic sphere, where enabling the separation of the domestic and the work sphere is profitable for capitalists, since there will be no unified proletariat staging an uprising, as predicted by Marxism, and since it also focusses the tension between proletarian men and bourgeoisie towards the dominated proletarian women [6]. This exemplifies how adaptable the two systems can be, in that they can also operate independently if necessary, which Marx´s framework did not account for. Cooper also describes the necessity of having to describe several systems of oppression, several dimensions of oppression at once to get a wholesome understanding of the inner workings of their mutual reinforcement. This she emphasizes through her appeal to listen to the testimony of black women, since they suffer from at least two if not three dimensions of oppression (sexism, racism, and classism), since you cannot have progress by leaving half of the society behind [1]. The alienation of women through their social, economic and political domination prevents them from striving towards change in our patriarchal society, since the internalized identity, which depends on historical circumstances, grants them fewer opportunities to do so.</text:p>
      <text:p text:style-name="P59"/>
      <text:p text:style-name="P60"/>
      <text:p text:style-name="P61">Therefore, from de Beauvoir´s point of view, historical materialism lacks a discussion of individuality by not investigating how the individual subject is constructed and how it objectifies the world, but she adopts Marx´s concept of human nature in the form of productive work [2], that material relations shape our consciousness [2] and that the relation between women and men is a central measure to understand the development of human nature [3]. Her agreement can be seen in her statement that “This case could not be better stated” ([5], p.767), after she cited the quote given on page 1.</text:p>
      <text:p text:style-name="P62">De Beauvoir argues, however, that Marx´s framework lacks a description of patriarchy working independently of the central aspects of private property and capitalism.</text:p>
      <text:p text:style-name="P63">De Beauvoir is therefore not denying Historical Materialism but transcends it through providing an answer on how the tendency of men to dominate women came into being, through stating that life is about reproduction and sexuality. These cannot be understood in Marx´s framework. Even the complete transcendence of private property will not transcend this alienation, since it does not change the tendency of men to dominate the relation between men and women centered around sexuality [5].</text:p>
      <text:p text:style-name="P64">Hartmann also recognizes this by saying that you need to look with material and patriarchal forms of domination at same time and how they reproduce each other [6].</text:p>
      <text:p text:style-name="P65">The struggle between men and women is therefore different to the struggle between proletariat and bourgeoisie. The solution to this struggle and the transcendence of Marx´s framework is achieved through the combination of material and sexual relations. The struggle between men and women has the end goal of equality of sexes, not the dissolution of sexes, which Marx envisioned.</text:p>
      <text:p text:style-name="P66">How change can be achieved will be investigated in the following.</text:p>
      <text:p text:style-name="P67"/>
      <text:p text:style-name="P68"/>
      <text:p text:style-name="P69">According to Marx, transcending the notion of private property, which may empower human beings, through its negation in the form of Communism will abolish the alienation from our true human nature and represents “therefore the complete emancipation of all human senses and attributes, […] precisely because theses senses and attributes have become, subjectively and objectively, human” ([3], p. 87), thus also the dismantling of the internalized systems of domination and values attached to attributes like male and female. This can, according to Marx, only be achieved through a class struggle, which necessitates, and therefore transcends, capitalism in the first place [3].</text:p>
      <text:p text:style-name="P70"><text:s/>Marx´s approach to women´s liberation therefore requires, according to Hartmann, the integration of women into the wage labor front and that proletarian men and women, then, together join into a unified revolutionary struggle to overthrow capitalism. This conclusion is drawn by Marx, since, for him, the cause of women´s oppression, as is the cause of the worker´s oppression, is sourced by the existence of capital and private property. As seen above, Marx´s approach is lacking an understanding of the different experiences of men and women under the capitalist, since it does not incorporate the independent hierarchy imprinted onto the relation between men and women through patriarchy [6].</text:p>
      <text:p text:style-name="P71">Marx´s and de Beauvoir´s viewpoint is echoed by Cooper, who claims that you should only be concerned with a socialist struggle as it will lead to the liberation of women in the end [1]. Here Cooper especially aligns with Marx, in that Marx says that the liberation from oppression can only be achieved through a change in social relations, since “life is not determined by consciousness, but consciousness by life” ([2], p. 155). A special position is, however, required for the liberation of black women, since they “are the heirs of a past which was not their fathers´ molding” ([1], p.28). Black women are subject to at least two dimensions of oppression such that their liberation through economic and, more importantly, educational independence will bring about change in the first place. This is, because they raise the civilization through their reproductive capacity, since the degree of self-perception of their children is limited by the degree of self-perception of the mother, and they are not only subordinated by men, but also by white women. Their oppression through more privileged white women constrains white women in perceiving the extent of their alienation and oppressed status, such that the fight for change, which has to come from political action (aligning with Marx´s), will cannot take place through a unified front of the oppressed. This hierarchy between the oppressed constrains their empowerment and, therefore, reproduces the system itself, this discussion is absent in Marx´s and de Beauvoir´s framework and therefore transcends theirs [1]. This is why, for Cooper, the womanhood of the race is one of the most crucial aspects in the progress of our society towards a society of equals [1].</text:p>
      <text:p text:style-name="P72">Following de Beauvoir´s quote on page five, being economic independent is crucial to achieve social equality. This would support women in shaping their circumstances and their self-perception, since, through her economic dependence, she is of lesser value than men in a capitalist society. Through the supporting system of Patriarchy, women internalize a historically shaped identity which constrain her from transcending her alienated self. Equality between the two sexes can, according to de Beauvoir, only be re-achieved through granting equal rights to both sexes.</text:p>
      <text:p text:style-name="P73">Her line of reasoning therefore aligns with Marx, by observing that material relations shape our consciousness and therefore our daily lives [2]. Concerning the current situation of men and women, de Beauvoir says:<text:s/></text:p>
      <text:p text:style-name="P74">“The fact is that today neither men· nor women are satisfied with each other. But the question is to know whether there is an original curse that condemns them to rend each· other or whether the conflicts in which they are opposed merely mark a transitional moment in human history” ([5], p.751).</text:p>
      <text:p text:style-name="P75"/>
      <text:p text:style-name="P76">Where Marx´s and de Beauvoir´s line of reasoning differs, however, is that the proletariat struggles through their class interest to cease to exist as a class, women are unlikely to struggle to cease as a class, since they do not make up a class and since they do not want to abolish the sexual differentiation:</text:p>
      <text:p text:style-name="P77">“And for a democratic socialism in which classes are abolished but not individuals, the question of individual destiny would keep all its importance – and hence sexual differentiation would keep all its importance” ([5], p.62).</text:p>
      <text:p text:style-name="P78">As Cooper emphasizes to pay special attention to the situation of women, especially the situation of black women as they represent the hierarchy imprinted through the underlying One and Other structure of our society [1], de Beauvoir goes beyond historical materialism by not blindly demanding all the rights for women as an economic entity, but by taking the historically constructed situation of women into account [5].</text:p>
      <text:p text:style-name="P79">Reaching liberation is therefore not a single path for de Beauvoir, in contrast to Marx, in that one has to account for all historically shaped circumstances in order to proceed a path of liberation. We need social and material change in order to liberate women, it is in this concept that de Beauvoir draws and transcends Marx´s framework:<text:s/></text:p>
      <text:p text:style-name="P80">“It is for man to establish the reign of liberty in the midst of the world of the given. To gain the supreme victory, it is necessary, for one thing, that by and through their natural differentiation men and women unequivocally affirm their brotherhood” ([5], p. 767).</text:p>
      <text:p text:style-name="P81"/>
      <text:p text:style-name="P82">The liberation of women can therefore only be achieved by abolishing Patriarchy as well as Capitalism, whereas Marx wanted to abolish Capitalism as it, for him, was the source of Patriarchy. In order to abolish Patriarchy, one has to erase the construct of the One and the Other from our consciousnesses, this requires two transcendent consciousnesses to recognize each other as equals. The only way for women (and men) to live authentically is to achieve an interdependent existence with each other. As seen above, De Beauvoir and Marx mutually recognize, that structural and material changes are required to achieve freedom and liberation:</text:p>
      <text:p text:style-name="P83"><text:s/>“the philosophers have only interpreted the world […]; the point, however, is to change it” ([4], p.145).</text:p>
      <text:p text:style-name="P84"/>
      <text:p text:style-name="P85"/>
      <text:p text:style-name="P86"/>
      <text:p text:style-name="P87"/>
      <text:p text:style-name="P88"/>
      <text:p text:style-name="P89"/>
      <text:p text:style-name="P90"/>
      <text:p text:style-name="P91"/>
      <text:p text:style-name="P92"><text:span text:style-name="T93">Bibliography</text:span><text:span text:style-name="T94">:</text:span></text:p>
      <text:p text:style-name="P95">[1]<text:s/><text:span text:style-name="T96">Cooper, Anna Julia.<text:s/></text:span><text:span text:style-name="T97">A Voice from the South.<text:s/></text:span><text:span text:style-name="T98">“Womanhood a Vital Element in the</text:span></text:p>
      <text:p text:style-name="P99"><text:span text:style-name="T100">Regeneration and Progress of a Race.”</text:span></text:p>
      <text:p text:style-name="P101">[2] Marx, Karl.<text:s/><text:span text:style-name="T102">The Marx-Engels Reader. Edited by Robert C. Tucker. 2</text:span><text:span text:style-name="T103">nd</text:span><text:span text:style-name="T104"><text:s/>Edition.<text:s/></text:span>“German Ideology”, pp. 154-155.</text:p>
      <text:p text:style-name="P105"><text:s/>[3] Marx, Karl.<text:s/><text:span text:style-name="T106">The Marx-Engels Reader. Edited by Robert C. Tucker. 2</text:span><text:span text:style-name="T107">nd</text:span><text:span text:style-name="T108"><text:s/>Edition.</text:span></text:p>
      <text:p text:style-name="Standard"><text:span text:style-name="T109"><text:s text:c="6"/></text:span>“Economic and Philosophic Manuscripts of 1844”, p.79</text:p>
      <text:p text:style-name="Standard">[4] Marx, Karl.<text:s/><text:span text:style-name="T110">The Marx-Engels Reader. Edited by Robert C. Tucker. 2</text:span><text:span text:style-name="T111">nd</text:span><text:span text:style-name="T112"><text:s/>Edition.<text:s/></text:span>“Theses on Feuerbach”, p.145.</text:p>
      <text:p text:style-name="P113">[5<text:span text:style-name="T114">]</text:span><text:span text:style-name="T115"><text:s/></text:span><text:span text:style-name="T116">de Beauvoir, Simone.<text:s/></text:span><text:span text:style-name="T117">The Second Sex.<text:s/></text:span><text:span text:style-name="T118">“The Point of View of Historical Materialism,”</text:span></text:p>
      <text:p text:style-name="P119">and “Conclusion.”</text:p>
      <text:p text:style-name="P120"><text:span text:style-name="T121">[6]<text:s/></text:span><text:span text:style-name="T122">Hartmann, Heidi. “The Unhappy Marriage of Marxism and Feminism: Towards a more a</text:span></text:p>
      <text:p text:style-name="P123"><text:span text:style-name="T124">Progressive Union.”<text:s/></text:span><text:span text:style-name="T125">Capital &amp; Class</text:span><text:span text:style-name="T126">, Vol. 3, No. 2. (1979): pp. 1-3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atang" svg:font-family="Batang" style:font-family-generic="roman" style:font-pitch="variable" svg:panose-1="2 3 6 0 0 1 1 1 1 1"/>
    <style:font-face style:name="HiddenHorzOCR" svg:font-family="HiddenHorzOCR" style:font-family-generic="system"/>
    <style:font-face style:name="TimesNewRomanPSMT" svg:font-family="TimesNewRomanPS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line-height="101%" fo:margin-left="0.5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Default" style:display-name="Default"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reference-text" style:display-name="reference-text"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2" style:parent-style-name="Absatz-Standardschriftart" style:family="text">
      <style:text-properties fo:language="de" fo:country="DE"/>
    </style:style>
  </office:automatic-styles>
  <office:master-styles>
    <style:master-page style:name="MP0" style:page-layout-name="PL0">
      <style:header>
        <text:p text:style-name="Kopfzeile"><text:span text:style-name="T2"><text:page-number text:fixed="false">2</text:page-number></text:span></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moPreis</meta:initial-creator>
    <dc:creator>ThimoPreis</dc:creator>
    <meta:creation-date>2018-07-28T12:44:00Z</meta:creation-date>
    <dc:date>2018-08-03T22:28:00Z</dc:date>
    <meta:template xlink:href="Normal.dotm" xlink:type="simple"/>
    <meta:editing-cycles>453</meta:editing-cycles>
    <meta:editing-duration>PT0S</meta:editing-duration>
    <meta:document-statistic meta:page-count="1" meta:paragraph-count="41" meta:word-count="3134" meta:character-count="20960" meta:row-count="148" meta:non-whitespace-character-count="17867"/>
  </office:meta>
</office:document-meta>
</file>